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246c" officeooo:paragraph-rsid="0001f043"/>
    </style:style>
    <style:style style:name="P2" style:family="paragraph" style:parent-style-name="Standard">
      <style:text-properties officeooo:rsid="0001f043" officeooo:paragraph-rsid="0001f043"/>
    </style:style>
    <style:style style:name="P3" style:family="paragraph" style:parent-style-name="Standard" style:list-style-name="L1">
      <style:text-properties officeooo:paragraph-rsid="0001f043"/>
    </style:style>
    <style:style style:name="P4" style:family="paragraph" style:parent-style-name="Standard">
      <style:text-properties fo:font-style="normal" officeooo:rsid="00029089" officeooo:paragraph-rsid="00029536" style:font-style-asian="normal" style:font-style-complex="normal"/>
    </style:style>
    <style:style style:name="P5" style:family="paragraph" style:parent-style-name="Standard" style:list-style-name="L1">
      <style:text-properties fo:font-style="normal" officeooo:rsid="00029536" officeooo:paragraph-rsid="00029536" style:font-style-asian="normal" style:font-style-complex="normal"/>
    </style:style>
    <style:style style:name="P6" style:family="paragraph" style:parent-style-name="Standard">
      <style:text-properties fo:font-style="normal" officeooo:rsid="0002a1fc" officeooo:paragraph-rsid="0002a1fc" style:font-style-asian="normal" style:font-style-complex="normal"/>
    </style:style>
    <style:style style:name="P7" style:family="paragraph" style:parent-style-name="Standard" style:list-style-name="L1">
      <style:text-properties style:font-name="Courier New" officeooo:paragraph-rsid="0001f043"/>
    </style:style>
    <style:style style:name="P8" style:family="paragraph" style:parent-style-name="Standard" style:list-style-name="L1">
      <style:text-properties style:font-name="Courier New" fo:font-style="normal" officeooo:rsid="00029536" officeooo:paragraph-rsid="00029536" style:font-style-asian="normal" style:font-style-complex="normal"/>
    </style:style>
    <style:style style:name="T1" style:family="text">
      <style:text-properties officeooo:rsid="0001f043"/>
    </style:style>
    <style:style style:name="T2" style:family="text">
      <style:text-properties fo:font-style="normal" officeooo:rsid="0001f043" style:font-style-asian="normal" style:font-style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normal" officeooo:rsid="0001f04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</text:p>
      <text:p text:style-name="P1"/>
      <text:p text:style-name="P2">Instructions</text:p>
      <text:list xml:id="list8938467810411498620" text:style-name="L1">
        <text:list-item>
          <text:p text:style-name="P7"><text:span text:style-name="T1">type(</text:span><text:span text:style-name="T2">var</text:span><text:span text:style-name="T1">)</text:span></text:p>
          <text:list>
            <text:list-item>
              <text:p text:style-name="P3"><text:span text:style-name="T1">Renvoie le type de </text:span><text:span text:style-name="T4">var</text:span></text:p>
              <text:list>
                <text:list-header>
                  <text:p text:style-name="P7"><text:span text:style-name="T2">&gt;&gt;&gt; type(3)</text:span></text:p>
                  <text:p text:style-name="P7"><text:span text:style-name="T2">&lt;class ‘int’&gt;</text:span></text:p>
                </text:list-header>
              </text:list>
            </text:list-item>
          </text:list>
        </text:list-item>
        <text:list-item>
          <text:p text:style-name="P8">for i in range(var):</text:p>
          <text:list>
            <text:list-item>
              <text:p text:style-name="P5">Boucle avec <text:span text:style-name="T3">i</text:span>, allant de <text:span text:style-name="T3">i</text:span> à <text:span text:style-name="T3">var</text:span> (<text:span text:style-name="T3">var</text:span> exclu)</text:p>
            </text:list-item>
          </text:list>
        </text:list-item>
        <text:list-item>
          <text:p text:style-name="P8">print(var)</text:p>
          <text:list>
            <text:list-item>
              <text:p text:style-name="P5">Affiche <text:span text:style-name="T3">var</text:span>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23:58.102000000</meta:creation-date>
    <dc:date>2018-09-04T15:55:31.443000000</dc:date>
    <meta:editing-duration>PT10M24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0" meta:word-count="37" meta:character-count="166" meta:non-whitespace-character-count="147"/>
  </office:meta>
</office:document-meta>
</file>